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default-cell-style-name="ce69"/>
        <table:table-column table:style-name="co1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9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2"/>
          <table:covered-table-cell table:style-name="ce16"/>
          <table:covered-table-cell table:number-columns-repeated="2"/>
          <table:covered-table-cell table:style-name="ce16"/>
          <table:table-cell table:number-columns-repeated="13"/>
        </table:table-row>
        <table:table-row table:style-name="ro1">
          <table:table-cell/>
          <table:covered-table-cell table:number-columns-repeated="2"/>
          <table:covered-table-cell table:number-columns-repeated="2" table:style-name="ce16"/>
          <table:covered-table-cell table:number-columns-repeated="2"/>
          <table:covered-table-cell table:style-name="ce16"/>
          <table:table-cell table:number-columns-repeated="13"/>
        </table:table-row>
        <table:table-row table:style-name="ro1">
          <table:table-cell/>
          <table:covered-table-cell table:number-columns-repeated="2"/>
          <table:covered-table-cell table:number-columns-repeated="2" table:style-name="ce16"/>
          <table:covered-table-cell table:number-columns-repeated="2"/>
          <table:covered-table-cell table:style-name="ce16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7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16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85243" calcext:value-type="float" table:number-columns-spanned="1" table:number-rows-spanned="2">
            <text:p>185243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8" table:formula="of:=([.M10]-[.H9])" office:value-type="float" office:value="304817" calcext:value-type="float" table:number-columns-spanned="1" table:number-rows-spanned="2">
            <text:p>304817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3"/>
          <table:covered-table-cell table:number-columns-repeated="2" table:style-name="ce16"/>
          <table:covered-table-cell table:number-columns-repeated="2"/>
          <table:covered-table-cell table:style-name="ce16"/>
          <table:covered-table-cell table:style-name="ce25"/>
          <table:table-cell table:style-name="ce27"/>
          <table:covered-table-cell table:style-name="ce16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4" table:style-name="ce72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14" calcext:value-type="float">
            <text:p>14</text:p>
          </table:table-cell>
          <table:table-cell/>
          <table:table-cell table:style-name="ce44" table:formula="of:=SUM([.K$1:.K$1048576])" office:value-type="float" office:value="110227" calcext:value-type="float">
            <text:p>110227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float" office:value="34548" calcext:value-type="float">
            <text:p>34548</text:p>
          </table:table-cell>
          <table:table-cell/>
          <table:table-cell table:style-name="ce48" table:formula="of:=SUM([.U$1:.U$1048576])" office:value-type="float" office:value="415044" calcext:value-type="float" table:number-columns-spanned="2" table:number-rows-spanned="2">
            <text:p>41504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float" office:value="29140" calcext:value-type="float">
            <text:p>29140</text:p>
          </table:table-cell>
          <table:table-cell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3" table:style-name="ce72"/>
          <table:covered-table-cell table:number-columns-repeated="2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7]*[.C17])" office:value-type="float" office:value="16990" calcext:value-type="float">
            <text:p>169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8]*[.C18])" office:value-type="float" office:value="18490" calcext:value-type="float">
            <text:p>18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9]*[.C19])" office:value-type="float" office:value="7499" calcext:value-type="float">
            <text:p>74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0]*[.C20])" office:value-type="float" office:value="24999" calcext:value-type="float">
            <text:p>2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1]*[.C21])" office:value-type="float" office:value="1750" calcext:value-type="float">
            <text:p>17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2]*[.C22])" office:value-type="float" office:value="14999" calcext:value-type="float">
            <text:p>14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VIVO X60 PRO 12/256 <text:s/>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9999" calcext:value-type="float">
            <text:p>49999</text:p>
          </table:table-cell>
          <table:table-cell table:formula="of:=([.T22]*[.S22])" office:value-type="float" office:value="49999" calcext:value-type="float">
            <text:p>4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3]*[.C23])" office:value-type="float" office:value="9990" calcext:value-type="float">
            <text:p>99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<text:s/>SAM A12 4/64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999" calcext:value-type="float">
            <text:p>12999</text:p>
          </table:table-cell>
          <table:table-cell table:formula="of:=([.T23]*[.S2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5990" calcext:value-type="float">
            <text:p>15990</text:p>
          </table:table-cell>
          <table:table-cell office:value-type="float" office:value="15990" calcext:value-type="float">
            <text:p>1599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SAM A32 BLACK 6/12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24]*[.S24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3999" calcext:value-type="float">
            <text:p>13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VIVO Y12F 3/32 BLA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990" calcext:value-type="float">
            <text:p>9990</text:p>
          </table:table-cell>
          <table:table-cell table:formula="of:=([.T25]*[.S25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21999" calcext:value-type="float">
            <text:p>21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SAM M02S 3/32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7999" calcext:value-type="float">
            <text:p>17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27]*[.S27])" office:value-type="float" office:value="14999" calcext:value-type="float">
            <text:p>1499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"/>
          <table:table-cell office:value-type="float" office:value="21" calcext:value-type="float">
            <text:p>21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SAM A15S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"/>
          <table:table-cell office:value-type="float" office:value="22" calcext:value-type="float">
            <text:p>22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SAM A15 3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990" calcext:value-type="float">
            <text:p>9990</text:p>
          </table:table-cell>
          <table:table-cell table:formula="of:=([.T29]*[.S29])" office:value-type="float" office:value="9990" calcext:value-type="float">
            <text:p>999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  <table:table-cell office:value-type="float" office:value="23" calcext:value-type="float">
            <text:p>23</text:p>
          </table:table-cell>
          <table:table-cell table:style-name="ce54" office:value-type="date" office:date-value="2021-06-07" calcext:value-type="date">
            <text:p>07/06/2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90" calcext:value-type="float">
            <text:p>1599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  <table:table-cell office:value-type="float" office:value="24" calcext:value-type="float">
            <text:p>24</text:p>
          </table:table-cell>
          <table:table-cell table:style-name="ce54" office:value-type="date" office:date-value="2021-06-08" calcext:value-type="date">
            <text:p>08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56" office:value-type="float" office:value="13999" calcext:value-type="float">
            <text:p>1399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  <table:table-cell office:value-type="float" office:value="25" calcext:value-type="float">
            <text:p>25</text:p>
          </table:table-cell>
          <table:table-cell table:style-name="ce54" office:value-type="date" office:date-value="2021-06-08" calcext:value-type="date">
            <text:p>08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56" office:value-type="float" office:value="21999" calcext:value-type="float">
            <text:p>21999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table:style-name="ce54" office:value-type="date" office:date-value="2021-06-08" calcext:value-type="date">
            <text:p>08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style-name="ce56" office:value-type="float" office:value="17999" calcext:value-type="float">
            <text:p>17999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table:style-name="ce54" office:value-type="date" office:date-value="2021-06-08" calcext:value-type="date">
            <text:p>08/06/21</text:p>
          </table:table-cell>
          <table:table-cell office:value-type="string" calcext:value-type="string">
            <text:p>SAM <text:s/>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style-name="ce56" office:value-type="float" office:value="12999" calcext:value-type="float">
            <text:p>12999</text:p>
          </table:table-cell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6"/>
        <table:table-column table:style-name="co9" table:default-cell-style-name="ce69"/>
        <table:table-column table:style-name="co10" table:number-columns-repeated="2" table:default-cell-style-name="ce16"/>
        <table:table-column table:style-name="co11" table:default-cell-style-name="ce65"/>
        <table:table-column table:style-name="co12" table:default-cell-style-name="Default"/>
        <table:table-column table:style-name="co1" table:default-cell-style-name="ce16"/>
        <table:table-column table:style-name="co13" table:default-cell-style-name="ce69"/>
        <table:table-column table:style-name="co14" table:default-cell-style-name="ce69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77"/>
          <table:covered-table-cell table:style-name="ce89"/>
          <table:table-cell table:style-name="ce109"/>
          <table:table-cell table:style-name="ce116"/>
          <table:table-cell table:style-name="ce89"/>
          <table:table-cell table:style-name="ce103" table:number-columns-repeated="2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7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158017" calcext:value-type="float" table:number-columns-spanned="2" table:number-rows-spanned="2">
            <text:p>158017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style-name="ce80"/>
          <table:covered-table-cell table:number-columns-repeated="2" table:style-name="ce72"/>
          <table:table-cell table:style-name="ce117"/>
          <table:table-cell table:number-columns-repeated="1014"/>
        </table:table-row>
        <table:table-row table:style-name="ro1">
          <table:covered-table-cell table:style-name="ce80"/>
          <table:covered-table-cell table:style-name="ce72"/>
          <table:covered-table-cell table:number-columns-repeated="2" table:style-name="ce80"/>
          <table:covered-table-cell table:style-name="ce113"/>
          <table:table-cell/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AM F02S 3/32 BLUE</text:p>
          </table:table-cell>
          <table:table-cell table:number-columns-repeated="1015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/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HEADOFFICE</text:p>
          </table:table-cell>
          <table:table-cell office:value-type="string" calcext:value-type="string">
            <text:p>VIVO Y51A 8/128 SAPPHIRE</text:p>
          </table:table-cell>
          <table:table-cell table:style-name="ce69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2"/>
          <table:table-cell office:value-type="string" calcext:value-type="string">
            <text:p>B-7</text:p>
          </table:table-cell>
          <table:table-cell office:value-type="string" calcext:value-type="string">
            <text:p>SAM A15S 4/64 BLACK</text:p>
          </table:table-cell>
          <table:table-cell table:style-name="ce69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6-07" calcext:value-type="date">
            <text:p>07/06/21</text:p>
          </table:table-cell>
          <table:table-cell office:value-type="string" calcext:value-type="string">
            <text:p>OPPO F19 PRO 8/128 SILVER</text:p>
          </table:table-cell>
          <table:table-cell table:style-name="Default"/>
          <table:table-cell/>
          <table:table-cell table:style-name="ce69" office:value-type="float" office:value="21490" calcext:value-type="float">
            <text:p>21490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04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number-columns-repeated="1018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1018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VIVO Y12F 3/32 BLACK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<text:s/>SAM A12 4/64 BLUE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M02S 3/32 BLUE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2 BLACK 6/128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<text:s/>A12 4/64 BLACK</text:p>
          </table:table-cell>
          <table:table-cell table:number-columns-repeated="2"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OPPO A54 4/64 BLACK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1:28:23.94719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8T12:02:20.515527231</dc:date>
    <meta:editing-duration>PT8H4M45S</meta:editing-duration>
    <meta:editing-cycles>62</meta:editing-cycles>
    <meta:generator>LibreOffice/7.0.5.2$Linux_X86_64 LibreOffice_project/00$Build-2</meta:generator>
    <meta:document-statistic meta:table-count="2" meta:cell-count="348" meta:object-count="0"/>
  </office:meta>
</office:document-meta>
</file>